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82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co6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19" style:family="table-cell" style:parent-style-name="Default">
      <style:table-cell-properties fo:background-color="#ff7f5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d8bfd8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7f50"/>
    </style:style>
    <style:style style:name="ce12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2">
      <style:table-cell-properties fo:background-color="#ff7f5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eee8aa"/>
    </style:style>
    <style:style style:name="ce43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HAO XU X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2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8"/>
          <table:table-cell table:style-name="ce35" office:value-type="string" calcext:value-type="string">
            <text:p>TU NOTA</text:p>
          </table:table-cell>
          <table:table-cell table:style-name="ce13" office:value-type="string" calcext:value-type="string">
            <text:p>COMENTARIOS</text:p>
          </table:table-cell>
          <table:table-cell/>
          <table:table-cell table:style-name="ce13" office:value-type="string" calcext:value-type="string">
            <text:p>DEFENSA DE LA PRÁCTICA</text:p>
          </table:table-cell>
          <table:table-cell table:style-name="ce43" office:value-type="string" calcext:value-type="string">
            <text:p>No presentado</text:p>
          </table:table-cell>
        </table:table-row>
        <table:table-row table:style-name="ro1">
          <table:table-cell office:value-type="string" calcext:value-type="string">
            <text:p>package.json e index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ay dependencias que no son necesarias (sequelize, mariadb)</text:p>
          </table:table-cell>
          <table:table-cell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 / producto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as creado 2 ficheros para crear los esquemas</text:p>
          </table:table-cell>
          <table:table-cell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 / productos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table:style-name="ce4"/>
          <table:table-cell table:style-name="ce24" office:value-type="float" office:value="0.75" calcext:value-type="float">
            <text:p>0,75</text:p>
          </table:table-cell>
          <table:table-cell table:style-name="ce10" table:formula="of:=SUM([.C7:.C9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9" office:value-type="float" office:value="1.5" calcext:value-type="float">
            <text:p>1,50</text:p>
          </table:table-cell>
          <table:table-cell office:value-type="float" office:value="1.5" calcext:value-type="float">
            <text:p>1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9" office:value-type="float" office:value="1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13:.B14])" office:value-type="float" office:value="2.5" calcext:value-type="float">
            <text:p>2,50</text:p>
          </table:table-cell>
          <table:table-cell table:style-name="ce10" table:formula="of:=SUM([.C13:.C14])" office:value-type="float" office:value="2.5" calcext:value-type="float">
            <text:p>2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3">
          <table:table-cell office:value-type="string" calcext:value-type="string">
            <text:p>GE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El servicio devuelve status:200 y un array vacío cuando no hay productos. Debería mostrar status:500 y un mensaje “No se encontraron productos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No se almacena el nombre del usuar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No implementado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18:.B24])" office:value-type="float" office:value="3.5" calcext:value-type="float">
            <text:p>3,50</text:p>
          </table:table-cell>
          <table:table-cell table:style-name="ce10" table:formula="of:=SUM([.C18:.C24])" office:value-type="float" office:value="2.5" calcext:value-type="float">
            <text:p>2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)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ectar a BD de MongoDB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licar middleware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ociar enrutadores a ruta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er en marcha servido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28:.B34])" office:value-type="float" office:value="1" calcext:value-type="float">
            <text:p>1,00</text:p>
          </table:table-cell>
          <table:table-cell table:style-name="ce10" table:formula="of:=SUM([.C28:.C34])" office:value-type="float" office:value="1" calcext:value-type="float">
            <text:p>1,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Postman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<text:span text:style-name="T1">productos / </text:span>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38:.B44])" office:value-type="float" office:value="1.75" calcext:value-type="float">
            <text:p>1,75</text:p>
          </table:table-cell>
          <table:table-cell table:style-name="ce10" table:formula="of:=SUM([.C38:.C44])" office:value-type="float" office:value="1.75" calcext:value-type="float">
            <text:p>1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48:.B49])" office:value-type="float" office:value="0.5" calcext:value-type="float">
            <text:p>0,50</text:p>
          </table:table-cell>
          <table:table-cell table:style-name="ce10" table:formula="of:=SUM([.C48:.C49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Penalizaciones</text:p>
          </table:table-cell>
          <table:table-cell table:style-name="ce30"/>
          <table:table-cell table:style-name="ce37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Servicio no recibe o devuelve los atributos con el nombre indicado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icio no responde a la URI indicada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peta node_modules</text:p>
          </table:table-cell>
          <table:table-cell table:style-name="ce9" office:value-type="float" office:value="-1.5" calcext:value-type="float">
            <text:p>-1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1,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 PRESENTADO</text:p>
          </table:table-cell>
          <table:table-cell/>
          <table:table-cell office:value-type="float" office:value="-4.25" calcext:value-type="float">
            <text:p>-4,25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2" table:formula="of:=SUM([.B10];[.B15];[.B25];[.B35];[.B45];[.B50])" office:value-type="float" office:value="10" calcext:value-type="float">
            <text:p>10,00</text:p>
          </table:table-cell>
          <table:table-cell table:style-name="ce12" table:formula="of:=SUM([.C10];[.C15];[.C25];[.C35];[.C45];[.C50];[.C57])" office:value-type="float" office:value="4" calcext:value-type="float">
            <text:p>4,00</text:p>
          </table:table-cell>
          <table:table-cell table:style-name="ce15"/>
          <table:table-cell table:number-columns-repeated="3"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1">00/00/0000</text:date>, <text:time style:data-style-name="N2" text:time-value="23:48:00.9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1T23:50:01.738000000</dc:date>
    <meta:editing-duration>PT2H8M52S</meta:editing-duration>
    <meta:editing-cycles>18</meta:editing-cycles>
    <meta:document-statistic meta:table-count="1" meta:cell-count="129" meta:object-count="0"/>
  </office:meta>
</office:document-meta>
</file>